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Courier" fo:font-size="14pt" fo:font-weight="bold" style:font-name-asian="Courier" style:font-size-asian="14pt" style:font-weight-asian="bold" style:font-name-complex="Courier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c6c66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kafka</text:p>
      <text:p text:style-name="P3"/>
      <text:p text:style-name="P5">Install and setup Kafka (Ubuntu)</text:p>
      <text:p text:style-name="P5">Follow,</text:p>
      <text:p text:style-name="P3"/>
      <text:p text:style-name="P3">sudo apt-get install default-jre</text:p>
      <text:p text:style-name="P3">sudo apt-get install zookeeperd</text:p>
      <text:p text:style-name="P3">mkdir -p ~/Downloads</text:p>
      <text:p text:style-name="P3">wget "http://mirror.cc.columbia.edu/pub/software/apache/kafka/0.8.2.1/kafka_2.11-0.8.2.1.tgz"</text:p>
      <text:p text:style-name="P3">tar -xvzf ~/Downloads/kafka_2.11-0.8.2.1.tgz --strip 1</text:p>
      <text:p text:style-name="P3"/>
      <text:p text:style-name="P5">Configure, Check for broker id, and port 9091</text:p>
      <text:p text:style-name="P3"/>
      <text:p text:style-name="P3">nano /kafka/config/server.properties</text:p>
      <text:p text:style-name="P3"/>
      <text:p text:style-name="P5">Copy server.properties to server2.properties and change broker id to 2 and port to 9093 (You can have more brokers , for it do the same process)</text:p>
      <text:p text:style-name="P3"/>
      <text:p text:style-name="P3">nano /kafka/config/server2.properties</text:p>
      <text:p text:style-name="P3"/>
      <text:p text:style-name="P5">Start kafka, Exit as running in background, move to kafka folder,</text:p>
      <text:p text:style-name="P3"/>
      <text:p text:style-name="P3">bin/kafka-server-start.sh config/server.properties &gt; ~/kafka/kafka.log <text:s/>&amp;</text:p>
      <text:p text:style-name="P3"/>
      <text:p text:style-name="P5">To start second broker, run start script with its server.properties file and exit to background</text:p>
      <text:p text:style-name="P3"/>
      <text:p text:style-name="P3">bin/kafka-server-start.sh config/server2.properties &gt; ~/kafka/kafka2.log &amp;</text:p>
      <text:p text:style-name="P3"/>
      <text:p text:style-name="P5">Produce Hello world message, you can produce it to multiple brokers, specify ports for each while producing messages</text:p>
      <text:p text:style-name="P3"/>
      <text:p text:style-name="P3">echo "Hello, World" | bin/kafka-console-producer.sh --broker-list localhost:9092,localhost:9093 --topic helloworld &gt; /dev/null</text:p>
      <text:p text:style-name="P3"/>
      <text:p text:style-name="P5"><text:soft-page-break/>Listen from consumer, from another terminal</text:p>
      <text:p text:style-name="P3"/>
      <text:p text:style-name="P3">bin/kafka-console-consumer.sh --zookeeper localhost:2181 --topic helloworld --from-beginning</text:p>
      <text:p text:style-name="P3"/>
      <text:p text:style-name="P3">kafka-console-producer.sh --broker-list localhost:9092,localhost:9093 --sync --topic server_machine &gt; /dev/null</text:p>
      <text:p text:style-name="P3"/>
      <text:p text:style-name="P5">Consume the same messages from another terminal,</text:p>
      <text:p text:style-name="P5"/>
      <text:p text:style-name="P3">bin/kafka-console-consumer.sh --zookeeper localhost:2181 --topic server_machine --from-beginning</text:p>
      <text:p text:style-name="P3"/>
      <text:p text:style-name="P5">Compile KafkaProducer.java</text:p>
      <text:p text:style-name="P6"><text:span text:style-name="T1">javac -cp </text:span>“/path/to/kafka/kafka_2.11-0.9.0.0/lib/*”<text:span text:style-name="T1"> </text:span><text:span text:style-name="T2">*.java</text:span></text:p>
      <text:p text:style-name="P4"/>
      <text:p text:style-name="P5">Execute Kafkaproducer.jva</text:p>
      <text:p text:style-name="P6"><text:span text:style-name="T2">java -cp </text:span>“/path/to/kafka/kafka_2.11-0.9.0.0/lib/*”<text:span text:style-name="T2">:. KafkaProducer</text:span></text:p>
      <text:p text:style-name="P4"/>
      <text:p text:style-name="P5">Compile HelloKafkaConsumer.java in other terminal</text:p>
      <text:p text:style-name="P6"><text:span text:style-name="T2">javac -cp </text:span>“/path/to/kafka/kafka_2.11-0.9.0.0/lib/*” <text:span text:style-name="T2">*.java</text:span></text:p>
      <text:p text:style-name="P4"/>
      <text:p text:style-name="P5">Execute KafkaConsumer.jva in other terminal</text:p>
      <text:p text:style-name="P6"><text:span text:style-name="T2">java -cp </text:span>“/path/to/kafka/kafka_2.11-0.9.0.0/lib/*”<text:span text:style-name="T2">:. HelloKafkaConsum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0T12:39:29.179776949</dc:date>
    <meta:document-statistic meta:table-count="0" meta:image-count="0" meta:object-count="0" meta:page-count="2" meta:paragraph-count="31" meta:word-count="204" meta:character-count="1873" meta:non-whitespace-character-count="1711"/>
    <meta:generator>LibreOffice/4.2.8.2$Linux_X86_64 LibreOffice_project/420m0$Build-2</meta:generator>
  </office:meta>
</office:document-meta>
</file>